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8ce6" officeooo:paragraph-rsid="00188ce6"/>
    </style:style>
    <style:style style:name="P2" style:family="paragraph" style:parent-style-name="Standard">
      <style:text-properties officeooo:rsid="0019f385" officeooo:paragraph-rsid="0019f385"/>
    </style:style>
    <style:style style:name="P3" style:family="paragraph" style:parent-style-name="Standard">
      <style:text-properties officeooo:rsid="0019f385" officeooo:paragraph-rsid="001bfcc8"/>
    </style:style>
    <style:style style:name="P4" style:family="paragraph" style:parent-style-name="Standard">
      <style:text-properties officeooo:rsid="001bfcc8" officeooo:paragraph-rsid="001bfcc8"/>
    </style:style>
    <style:style style:name="P5" style:family="paragraph" style:parent-style-name="Standard">
      <style:text-properties officeooo:rsid="001c2d6d" officeooo:paragraph-rsid="001c2d6d"/>
    </style:style>
    <style:style style:name="P6" style:family="paragraph" style:parent-style-name="Standard">
      <style:text-properties officeooo:rsid="001bfcc8" officeooo:paragraph-rsid="001bfcc8"/>
    </style:style>
    <style:style style:name="P7" style:family="paragraph" style:parent-style-name="Standard">
      <style:text-properties officeooo:rsid="001d8fc9" officeooo:paragraph-rsid="001d8fc9"/>
    </style:style>
    <style:style style:name="T1" style:family="text">
      <style:text-properties officeooo:rsid="0019f385"/>
    </style:style>
    <style:style style:name="T2" style:family="text">
      <style:text-properties officeooo:rsid="001a32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as sobre el trabajo ahora.</text:p>
      <text:p text:style-name="P1"/>
      <text:p text:style-name="P1">Tenemos 5 versiones</text:p>
      <text:p text:style-name="P1"/>
      <text:p text:style-name="P1">Fear_sad</text:p>
      <text:p text:style-name="P1"/>
      <text:p text:style-name="P1">Versión original al entregar el escrito. Son los 331 vectores de primera y última frame (agregando en fear y sad para balancear) Tiene 492 features. Se quitan las neutrales extra luego de hacer PCA,</text:p>
      <text:p text:style-name="P1"/>
      <text:p text:style-name="P1">V1</text:p>
      <text:p text:style-name="P1"/>
      <text:p text:style-name="P1">Como V1, pero se quitan las neutrales extra antes de hacer PCA. Además, como el numero 331 es muy chico, se quitan componenetes PCA (se mantiene varianza explicada, asumimos que por quitar las neutrales). Son un total de 392 features</text:p>
      <text:p text:style-name="P1"/>
      <text:p text:style-name="P1">V2</text:p>
      <text:p text:style-name="P1"/>
      <text:p text:style-name="P1">Misma cantidad de features que V1, pero agregames las penúltimas frames (balanceadas), con un total de 590 frames-</text:p>
      <text:p text:style-name="P1"/>
      <text:p text:style-name="P1">V3</text:p>
      <text:p text:style-name="P1"/>
      <text:p text:style-name="P1">Misma cantidad de features que V1, pero agregamos las penúltimas y antepenúltimas frames(balanceadas), con un total de 832 frames</text:p>
      <text:p text:style-name="P1"/>
      <text:p text:style-name="P1">V3NEW</text:p>
      <text:p text:style-name="P1"/>
      <text:p text:style-name="P1">Misma cantidad de frames que <text:span text:style-name="T1">V3, pero reducimos lo más posible la cantidad de features, manteniendo varianza explicada &gt; 90% <text:s/>con cada una. (aprovechando que hay más cantidad de frames data para resumir)</text:span></text:p>
      <text:p text:style-name="P1"/>
      <text:p text:style-name="P1"/>
      <text:p text:style-name="P2">Cosas a comprobar.</text:p>
      <text:p text:style-name="P2"/>
      <text:p text:style-name="P2">---Fijarnos si con Fear_Sad, ahora que cambiamos el draw que estaba mal, nos sigue pasando lo que se desajuntar al aumentar a más de 9.</text:p>
      <text:p text:style-name="P2"/>
      <text:p text:style-name="P4">Tenemos que cambiar el fearsad. Nos esta poniendo que son 450 y nosotros necesitamos 337</text:p>
      <text:p text:style-name="P4"/>
      <text:p text:style-name="P4">450 es sin sacar las neutrales extra y sin las neutrales es 297, con fear + sad abalanceo agregadas es 337.</text:p>
      <text:p text:style-name="P4"/>
      <text:p text:style-name="P2"/>
      <text:p text:style-name="P2">----- En caso de ser positivo, mirar los errores con cierto data, al aumentar las neurnas (deberia ser mejor con 9 y 10 y luego decaer)</text:p>
      <text:p text:style-name="P2"/>
      <text:p text:style-name="P4">lo vimos con 450, pero con la función de dibujo arreglada, ahora esta dibujando mejor con más de 9x9, y no se presentan mucha baja de precisión (tambpoco se percibe una subida de precisión)</text:p>
      <text:p text:style-name="P2"/>
      <text:p text:style-name="P3">---Tenemos que ver si con V1 sin nada, tambien nos da mejor con x numero quecon otro.(ver que su </text:p>
      <text:p text:style-name="P3"/>
      <text:p text:style-name="P3">comportamiento sigue igual a pesar de los cambios entre versiones)</text:p>
      <text:p text:style-name="P4"><text:soft-page-break/>El comportamiento con V1 nos da peor que 450, pero era porque en el 450 estabamos agregando cosas demás. Hay que comprobarlo con el de 337</text:p>
      <text:p text:style-name="P2"/>
      <text:p text:style-name="P2"/>
      <text:p text:style-name="P2">Luego de hacer esto, tenemos que empezar a comprobar lo que estaba mal antes</text:p>
      <text:p text:style-name="P2"/>
      <text:p text:style-name="P2">---Tenemos que primero, ver que se sigue comportando mal al entrenar con V2, V3, pero solo <text:span text:style-name="T2">etiquetando con V1. (y que si etiquetamos con todas cubre todo)</text:span></text:p>
      <text:p text:style-name="P1"/>
      <text:p text:style-name="P4">Sigue pasando. No solo pasa eso, sino que tambien podemos observar como en V3 se ve un cuarto de la pantalla como esperado</text:p>
      <text:p text:style-name="P1"/>
      <text:p text:style-name="P1"/>
      <text:p text:style-name="P1"/>
      <text:p text:style-name="P1">---<text:span text:style-name="T2">Ver que si usamos PCA de V3 y/o V3NEW (con menos data), y solo los vectores de V1 tanto para entrenar como para etiquetar no se diferencia de hacerlo con V1 con PCA de V1 (basicamente, que no perdamos info con el PCA especialmente al quitar elementos)</text:span></text:p>
      <text:p text:style-name="P1"/>
      <text:p text:style-name="P1"/>
      <text:p text:style-name="P5">Sigue manteniendose como en V1</text:p>
      <text:p text:style-name="P1"/>
      <text:p text:style-name="P1"/>
      <text:p text:style-name="P1">---<text:span text:style-name="T2">Ver si solamente utilizando los features de estructura de forma y estructura con V3 y V2 se obtienen mejores resultados que usando todos los features, ()el problema estaria esn esos últimos features, en este caso ver que da con V1 y comparar.</text:span></text:p>
      <text:p text:style-name="P1"/>
      <text:p text:style-name="P5">Si, se obtienen mejores resultados. Si solo vemos forma y estrucutura, se abarca todo el mapa (en V3 queda muy parecido al paper) No hay mucha mejoria en la precisión.</text:p>
      <text:p text:style-name="P1"/>
      <text:p text:style-name="P1"/>
      <text:p text:style-name="P1"/>
      <text:p text:style-name="P4">Hay algo que me molesta. Por que si sigue entrenandose hasta 100 iteraciones, nos da más o menos la misma preciión que con 1 </text:p>
      <text:p text:style-name="P4"/>
      <text:p text:style-name="P7">Estoy cambiando este archivo como prueba</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7T15:57:53.511523680</meta:creation-date>
    <dc:date>2024-07-10T14:25:34.739352922</dc:date>
    <meta:editing-duration>PT10M44S</meta:editing-duration>
    <meta:editing-cycles>3</meta:editing-cycles>
    <meta:generator>LibreOffice/7.3.7.2$Linux_X86_64 LibreOffice_project/30$Build-2</meta:generator>
    <meta:document-statistic meta:table-count="0" meta:image-count="0" meta:object-count="0" meta:page-count="2" meta:paragraph-count="30" meta:word-count="559" meta:character-count="3130" meta:non-whitespace-character-count="2603"/>
  </office:meta>
</office:document-meta>
</file>